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2" style:family="paragraph" style:parent-style-name="Heading">
      <style:text-properties officeooo:rsid="000ace93" officeooo:paragraph-rsid="000ace93"/>
    </style:style>
    <style:style style:name="P3" style:family="paragraph" style:parent-style-name="Text_20_body" style:list-style-name="L1">
      <style:text-properties officeooo:rsid="00067a87" officeooo:paragraph-rsid="00067a87"/>
    </style:style>
    <style:style style:name="P4" style:family="paragraph" style:parent-style-name="Text_20_body" style:list-style-name="L1">
      <style:text-properties fo:language="en" fo:country="US" officeooo:rsid="00067a87" officeooo:paragraph-rsid="00067a87" style:language-asian="zxx" style:country-asian="none" style:language-complex="zxx" style:country-complex="none"/>
    </style:style>
    <style:style style:name="P5" style:family="paragraph" style:parent-style-name="Text_20_body" style:list-style-name="L2">
      <style:text-properties fo:language="en" fo:country="US" officeooo:rsid="00069d50" officeooo:paragraph-rsid="00069d50" style:language-asian="zxx" style:country-asian="none" style:language-complex="zxx" style:country-complex="none"/>
    </style:style>
    <style:style style:name="P6" style:family="paragraph" style:parent-style-name="Text_20_body" style:list-style-name="L2">
      <style:text-properties fo:language="en" fo:country="US" officeooo:rsid="000880ed" officeooo:paragraph-rsid="000880ed" style:language-asian="zxx" style:country-asian="none" style:language-complex="zxx" style:country-complex="none"/>
    </style:style>
    <style:style style:name="P7" style:family="paragraph" style:parent-style-name="Text_20_body" style:list-style-name="L2">
      <style:text-properties fo:language="en" fo:country="US" officeooo:rsid="00095bde" officeooo:paragraph-rsid="00095bde" style:language-asian="zxx" style:country-asian="none" style:language-complex="zxx" style:country-complex="none"/>
    </style:style>
    <style:style style:name="P8" style:family="paragraph" style:parent-style-name="Text_20_body" style:list-style-name="L3">
      <style:text-properties officeooo:rsid="000ace93" officeooo:paragraph-rsid="000ace93"/>
    </style:style>
    <style:style style:name="P9" style:family="paragraph" style:parent-style-name="Text_20_body" style:list-style-name="L3">
      <style:text-properties officeooo:rsid="000b4d56" officeooo:paragraph-rsid="000b4d56"/>
    </style:style>
    <style:style style:name="P10" style:family="paragraph" style:parent-style-name="Text_20_body" style:list-style-name="L3">
      <style:text-properties officeooo:rsid="000c9ee7" officeooo:paragraph-rsid="000c9ee7"/>
    </style:style>
    <style:style style:name="P11" style:family="paragraph" style:parent-style-name="Heading_20_1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12" style:family="paragraph" style:parent-style-name="Heading_20_2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13" style:family="paragraph" style:parent-style-name="Heading_20_2">
      <style:text-properties fo:language="en" fo:country="US" officeooo:rsid="0003e952" officeooo:paragraph-rsid="00067a87" style:language-asian="zxx" style:country-asian="none" style:language-complex="zxx" style:country-complex="none"/>
    </style:style>
    <style:style style:name="P14" style:family="paragraph" style:parent-style-name="Heading_20_3">
      <style:text-properties fo:language="en" fo:country="US" style:language-asian="zxx" style:country-asian="none" style:language-complex="zxx" style:country-complex="none"/>
    </style:style>
    <style:style style:name="P15" style:family="paragraph" style:parent-style-name="Heading_20_3">
      <style:text-properties fo:language="en" fo:country="US" officeooo:rsid="00069d50" officeooo:paragraph-rsid="00069d50" style:language-asian="zxx" style:country-asian="none" style:language-complex="zxx" style:country-complex="none"/>
    </style:style>
    <style:style style:name="P16" style:family="paragraph" style:parent-style-name="Heading_20_3">
      <style:text-properties officeooo:rsid="00067a87" officeooo:paragraph-rsid="00067a87"/>
    </style:style>
    <style:style style:name="T1" style:family="text">
      <style:text-properties officeooo:rsid="00067a87"/>
    </style:style>
    <style:style style:name="T2" style:family="text">
      <style:text-properties fo:language="en" fo:country="US" style:language-asian="zxx" style:country-asian="none" style:language-complex="zxx" style:country-complex="none"/>
    </style:style>
    <style:style style:name="T3" style:family="text">
      <style:text-properties fo:language="en" fo:country="US" officeooo:rsid="0003e952" style:language-asian="zxx" style:country-asian="none" style:language-complex="zxx" style:country-complex="none"/>
    </style:style>
    <style:style style:name="T4" style:family="text">
      <style:text-properties fo:language="en" fo:country="US" officeooo:rsid="00069d50" style:language-asian="zxx" style:country-asian="none" style:language-complex="zxx" style:country-complex="none"/>
    </style:style>
    <style:style style:name="T5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Project 5.</text:h>
      <text:h text:style-name="P12" text:outline-level="2">Web Performance optimization.</text:h>
      <text:h text:style-name="P14" text:outline-level="3">Tricks and strategies.</text:h>
      <text:p text:style-name="P1"/>
      <text:p text:style-name="P1">Minify, Compress, Cache</text:p>
      <text:p text:style-name="P1"><text:s text:c="2"/>-) HTML, CSS, JS.</text:p>
      <text:p text:style-name="P1"/>
      <text:p text:style-name="P1">Minimize use of render blocking resources (CSS)</text:p>
      <text:p text:style-name="P1"><text:s text:c="2"/>-) "media" attribute for the &lt;link rel="stylesheet"&gt; tag</text:p>
      <text:p text:style-name="P1"><text:s text:c="2"/>-) inline CSS</text:p>
      <text:p text:style-name="P1"/>
      <text:p text:style-name="P1">Minimize use of parser blocking resources (JS)</text:p>
      <text:p text:style-name="P1"><text:s text:c="2"/>-) defer JS execution</text:p>
      <text:p text:style-name="P1"><text:s text:c="2"/>-) javascript - async attribute. css blocks and html and js. with the async - not.</text:p>
      <text:p text:style-name="P1"><text:s text:c="4"/>-) javascript - in the script tag to avoid fetching external file (if using only in one place)</text:p>
      <text:p text:style-name="P1"><text:s text:c="4"/>-) &lt;script&gt; tag above &lt;link css&gt; - js don't block on css.</text:p>
      <text:p text:style-name="P1"/>
      <text:p text:style-name="P1">Patterns:</text:p>
      <text:p text:style-name="P1">1) Minimize bytes (Critical bytes)</text:p>
      <text:p text:style-name="P1">2) Reduce critical resources (Critical resources)</text:p>
      <text:p text:style-name="P1">3) Shorten CRP length (Critical length (roundtrips))</text:p>
      <text:p text:style-name="P1"/>
      <text:p text:style-name="P1"/>
      <text:p text:style-name="P1">-) Preload scanner - discovers critical resources.</text:p>
      <text:p text:style-name="P1"/>
      <text:h text:style-name="P13" text:outline-level="2"><text:span text:style-name="T1">Browser</text:span> Performance optimization.</text:h>
      <text:h text:style-name="P16" text:outline-level="3"><text:span text:style-name="T3">P</text:span><text:span text:style-name="T2">re-requisites:</text:span></text:h>
      <text:list xml:id="list7593284336416069174" text:style-name="L1">
        <text:list-item>
          <text:p text:style-name="P3"><text:span text:style-name="T3">Q</text:span><text:span text:style-name="T2">uit other apps.</text:span></text:p>
        </text:list-item>
        <text:list-item>
          <text:p text:style-name="P4">Go incognito.</text:p>
        </text:list-item>
        <text:list-item>
          <text:p text:style-name="P3"><text:span text:style-name="T2">Focus on the </text:span><text:span text:style-name="T5">cause</text:span><text:span text:style-name="T2"> of bottlenecks, not </text:span><text:span text:style-name="T5">symptoms</text:span><text:span text:style-name="T2">.</text:span></text:p>
        </text:list-item>
        <text:list-item>
          <text:p text:style-name="P4">Measure first, then optimize.</text:p>
        </text:list-item>
      </text:list>
      <text:h text:style-name="P15" text:outline-level="3">Tricks and strategies. </text:h>
      <text:p text:style-name="P2"><text:span text:style-name="T4">J</text:span><text:span text:style-name="T2">S</text:span></text:p>
      <text:list xml:id="list3629646138449244607" text:style-name="L2">
        <text:list-item>
          <text:p text:style-name="P5">Don't use micro-optimizations.</text:p>
        </text:list-item>
        <text:list-item>
          <text:p text:style-name="P5">JS execution – 2-3 ms at most!</text:p>
        </text:list-item>
        <text:list-item>
          <text:p text:style-name="P6">RequestAnimationFrame schedules your JS to run at the earliest moment in each frame. To give browser as much time to run your code, then style, layout, painting and compositing.</text:p>
        </text:list-item>
        <text:list-item>
          <text:p text:style-name="P6">RequestAnimationFrame is called recursively.</text:p>
        </text:list-item>
        <text:list-item>
          <text:p text:style-name="P7">Remember about GC (garbage collector).</text:p>
        </text:list-item>
        <text:list-item>
          <text:p text:style-name="P7"><text:soft-page-break/>Web Workers – for the long JS executions.</text:p>
        </text:list-item>
      </text:list>
      <text:p text:style-name="Heading">Layout and Styles</text:p>
      <text:list xml:id="list4975359379655243447" text:style-name="L3">
        <text:list-item>
          <text:p text:style-name="P8">Layout triggers Paint (super expensive, especially on mobile).</text:p>
        </text:list-item>
        <text:list-item>
          <text:p text:style-name="P8">Avoid changing layout during the Animation. Onlly during Load, Idle or Response.</text:p>
        </text:list-item>
        <text:list-item>
          <text:p text:style-name="P8">Performance scales linearly with the number of style changed elements.</text:p>
        </text:list-item>
        <text:list-item>
          <text:p text:style-name="P9">Try to keep selector mathcing simple.</text:p>
        </text:list-item>
        <text:list-item>
          <text:p text:style-name="P10">Avoid Forced Synchronous Layout – doing layout work inside JS and then change styles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6M54S</meta:editing-duration>
    <meta:editing-cycles>11</meta:editing-cycles>
    <meta:generator>LibreOffice/4.4.0.3$Windows_x86 LibreOffice_project/de093506bcdc5fafd9023ee680b8c60e3e0645d7</meta:generator>
    <dc:date>2016-05-10T19:24:19.905000000</dc:date>
    <meta:document-statistic meta:table-count="0" meta:image-count="0" meta:object-count="0" meta:page-count="2" meta:paragraph-count="38" meta:word-count="262" meta:character-count="1635" meta:non-whitespace-character-count="1404"/>
    <meta:user-defined meta:name="Info 1"/>
    <meta:user-defined meta:name="Info 2"/>
    <meta:user-defined meta:name="Info 3"/>
    <meta:user-defined meta:name="Info 4"/>
  </office:meta>
</office:document-meta>
</file>